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6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7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9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20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21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position="sub 58%"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1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1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1">}</text:span></text:p>
      <text:p text:style-name="P9"/>
      <text:p text:style-name="P12">Declaración → id : Tipo</text:p>
      <text:p text:style-name="P12"><text:tab/><text:span text:style-name="T11">{</text:span></text:p>
      <text:p text:style-name="P13"><text:tab/>Declaración.id = id.lex</text:p>
      <text:p text:style-name="P9"><text:tab/>Declaración.tipo = Tipo.tipo</text:p>
      <text:p text:style-name="P9"><text:tab/>Declaración.error = (Tipo.tipo=error)</text:p>
      <text:p text:style-name="P9"><text:tab/>}</text:p>
      <text:p text:style-name="P9"/>
      <text:p text:style-name="P15">Tipo → Boolean</text:p>
      <text:p text:style-name="P16"><text:tab/>Tipo.tipo = boolean</text:p>
      <text:p text:style-name="P15">Tipo → character</text:p>
      <text:p text:style-name="P16"><text:tab/>Tipo.tipo = character</text:p>
      <text:p text:style-name="P15">Tipo → Float</text:p>
      <text:p text:style-name="P16"><text:tab/>Tipo.tipo = float</text:p>
      <text:p text:style-name="P15">Tipo → Natural</text:p>
      <text:p text:style-name="P20"><text:tab/>Tipo.tipo = natural</text:p>
      <text:p text:style-name="P20"/>
      <text:p text:style-name="P20"/>
      <text:p text:style-name="P20"/>
      <text:p text:style-name="P19"/>
      <text:p text:style-name="P4">Declaraciones → </text:p>
      <text:p text:style-name="P4"><text:tab/>Declaracion </text:p>
      <text:p text:style-name="P4"><text:tab/><text:span text:style-name="T1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soft-page-break/><text:tab/>DeclaracionesFact.error = DeclaracionesFact.errorh</text:p>
      <text:p text:style-name="P5"><text:tab/>DeclaracionFact.ts = </text:p>
      <text:p text:style-name="P5"><text:tab/><text:tab/><text:tab/><text:tab/>inserta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1">{</text:span></text:p>
      <text:p text:style-name="P9"><text:tab/>DeclaracionesFact.error = DeclaracionesFact.errorh v </text:p>
      <text:p text:style-name="P9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inserta(Declaraciones.ts, DeclaracionesFact.idh,</text:p>
      <text:p text:style-name="P5"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/>
      <text:p text:style-name="P12"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1">{</text:span></text:p>
      <text:p text:style-name="P13"><text:tab/>InstruccionesFact.errorh = Instruccion.error</text:p>
      <text:p text:style-name="P7"><text:tab/><text:span text:style-name="T1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1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soft-page-break/><text:tab/>InsLectura</text:p>
      <text:p text:style-name="P12"><text:tab/><text:span text:style-name="T1">{</text:span></text:p>
      <text:p text:style-name="P12"><text:tab/><text:span text:style-name="T1">Instrucción.error = InsLectura.error</text:span></text:p>
      <text:p text:style-name="P11"><text:tab/>Instruccion.codP = InsLectura.codP</text:p>
      <text:p text:style-name="P13"><text:tab/>Instruccion.codJ = InsLectura.codJ</text:p>
      <text:p text:style-name="P13"><text:tab/>}</text:p>
      <text:p text:style-name="P12">Instrucción → </text:p>
      <text:p text:style-name="P12"><text:tab/><text:span text:style-name="T1">{InsEscritura.tsh = Instrucción.tsh}</text:span></text:p>
      <text:p text:style-name="P12"><text:tab/>InsEscritura</text:p>
      <text:p text:style-name="P12"><text:tab/><text:span text:style-name="T1">{</text:span></text:p>
      <text:p text:style-name="P13"><text:tab/>Instrucción.error = InsEscritura.error</text:p>
      <text:p text:style-name="P11"><text:tab/>Instrucción.codP = InsEscritura.codP</text:p>
      <text:p text:style-name="P13"><text:tab/>Instrucción.codJ = InsEscritura.codJ</text:p>
      <text:p text:style-name="P13"><text:tab/>}<text:tab/><text:span text:style-name="T3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12"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1">{</text:span></text:p>
      <text:p text:style-name="P13"><text:tab/>InsLectura.error = NOT existeID(InsLectura.tsh,id.lex)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1">{</text:span><text:tab/></text:p>
      <text:p text:style-name="P13"><text:tab/>InsEscritura.error = (Expresión.tipo = error)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1">{</text:span>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soft-page-break/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1">}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Expresión → </text:p>
      <text:p text:style-name="P12"><text:tab/><text:span text:style-name="T1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1">{</text:span></text:p>
      <text:p text:style-name="P13"><text:tab/>ExpresionFact.tipoh = ExpresionNiv1.tipo</text:p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}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1">{</text:span></text:p>
      <text:p text:style-name="P12"><text:tab/><text:span text:style-name="T1">ExpresionFact.tipo = ExpresionFact.tipoh</text:span></text:p>
      <text:p text:style-name="P12"><text:tab/><text:span text:style-name="T1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1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1"><text:soft-page-break/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otro:</text:p>
      <text:p text:style-name="P11"><text:tab/><text:tab/><text:tab/><text:tab/><text:tab/><text:tab/>ExpresiónFact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igual</text:p>
      <text:p text:style-name="P11"><text:tab/><text:tab/><text:tab/><text:tab/><text:tab/><text:tab/>sino</text:p>
      <text:p text:style-name="P11"><text:soft-page-break/><text:tab/><text:tab/><text:tab/><text:tab/><text:tab/><text:tab/> <text:s text:c="6"/>ExpresiónFact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otro:</text:p>
      <text:p text:style-name="P11"><text:tab/><text:tab/><text:tab/><text:tab/><text:tab/><text:tab/>ExpresiónFact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soft-page-break/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soft-page-break/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soft-page-break/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soft-page-break/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/>
      <text:p text:style-name="P12">ExpresiónNiv1 → </text:p>
      <text:p text:style-name="P12"><text:tab/><text:span text:style-name="T1">{</text:span></text:p>
      <text:p text:style-name="P13"><text:tab/>ExpresionNiv2.tsh = ExpresionNiv1.tsh</text:p>
      <text:p text:style-name="P13"><text:tab/>ExpresionNiv1Rec.tsh = ExpresionNiv1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.tipoh = ExpresiónNiv2.tipo</text:p>
      <text:p text:style-name="P13"><text:span text:style-name="T10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1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1">{</text:span></text:p>
      <text:p text:style-name="P8"><text:tab/><text:span text:style-name="T1">ExpresionNiv1Rec.tipo = ExpresionNiv1Rec.tipoh</text:span></text:p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1">{</text:span></text:p>
      <text:p text:style-name="P13"><text:tab/>ExpresionNiv2.tsh = ExpresionNiv1Rec0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<text:span text:style-name="T8">1</text:span>.tsh = ExpresionNiv1Rec<text:span text:style-name="T8">o</text:span>.tsh</text:p>
      <text:p text:style-name="P13"><text:tab/>ExpresionNiv1Rec<text:span text:style-name="T8">1</text:span>.tipoh = </text:p>
      <text:p text:style-name="P13"><text:tab/><text:tab/>si (ExpresionNiv1Rec<text:span text:style-name="T8">o</text:span>.tipoh = error v ExpresionNiv2.tipo = error v</text:p>
      <text:p text:style-name="P13"><text:tab/><text:tab/> <text:s text:c="4"/>ExpresionNiv1Rec<text:span text:style-name="T8">o</text:span>.tipoh = char v ExpresionNiv2.tipo = char v</text:p>
      <text:p text:style-name="P13"><text:tab/><text:tab/> <text:s text:c="4"/>(ExpresionNiv1Rec<text:span text:style-name="T8">o</text:span>.tipoh = boolean ᴧ ExpresionNiv2.tipo =/= boolean) v</text:p>
      <text:p text:style-name="P13"><text:tab/> <text:s text:c="18"/>(ExpresionNiv1Rec<text:span text:style-name="T8">o</text:span>.tipoh =/= boolean ᴧ ExpresionNiv2.tipo = boolean))</text:p>
      <text:p text:style-name="P13"><text:tab/><text:tab/><text:tab/>error</text:p>
      <text:p text:style-name="P13"><text:soft-page-break/><text:tab/><text:tab/>sino case (OpNiv1.op)</text:p>
      <text:p text:style-name="P13"><text:tab/><text:tab/><text:tab/>suma,resta: </text:p>
      <text:p text:style-name="P13"><text:tab/><text:tab/><text:tab/> <text:s text:c="8"/>si (ExpresionNiv1Rec<text:span text:style-name="T8">o</text:span>.tipoh=float v ExpresionNiv2.tipo = float)</text:p>
      <text:p text:style-name="P13"><text:tab/><text:tab/><text:tab/><text:tab/>float</text:p>
      <text:p text:style-name="P13"><text:tab/><text:tab/><text:tab/> <text:s text:c="8"/>sino si (ExpresionNiv1Rec<text:span text:style-name="T8">o</text:span>.tipoh =integer v ExpresionNiv2.tipo = integer)</text:p>
      <text:p text:style-name="P13"><text:tab/><text:tab/><text:tab/><text:tab/> integer</text:p>
      <text:p text:style-name="P13"><text:tab/><text:tab/><text:tab/> <text:s text:c="8"/>sino si (ExpresionNiv1Rec<text:span text:style-name="T8">o</text:span>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<text:span text:style-name="T8">o</text:span>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tab/></text:p>
      <text:p text:style-name="P11"><text:tab/>ExpresiónNiv1Rec<text:span text:style-name="T9">1</text:span>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1"><text:tab/><text:tab/><text:tab/>rest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restar</text:p>
      <text:p text:style-name="P10"><text:tab/><text:tab/><text:tab/><text:tab/><text:tab/><text:tab/>sino </text:p>
      <text:p text:style-name="P10"><text:soft-page-break/><text:tab/><text:tab/><text:tab/><text:tab/><text:tab/><text:tab/><text:tab/>ExpresiónNiv1Rec<text:span text:style-name="T9">o</text:span>.codPh || ExpresionNiv2.codP || restar</text:p>
      <text:p text:style-name="P11"><text:tab/><text:tab/><text:tab/>o:</text:p>
      <text:p text:style-name="P11"><text:tab/><text:tab/><text:tab/><text:tab/>ExpresiónNiv1Rec<text:span text:style-name="T9">o</text:span>.codPh || ExpresiónNiv2.codP || o<text:tab/><text:tab/></text:p>
      <text:p text:style-name="P11"/>
      <text:p text:style-name="P11"><text:tab/>ExpresiónNiv1Rec<text:span text:style-name="T9">1</text:span>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<text:span text:style-name="T9">o</text:span>.tipoh = float)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add</text:p>
      <text:p text:style-name="P11"><text:tab/><text:tab/><text:tab/>resta:</text:p>
      <text:p text:style-name="P11"><text:tab/><text:tab/><text:tab/><text:tab/>si (ExpresiónNiv1Rec<text:span text:style-name="T9">o</text:span>.tipoh = float)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sub</text:p>
      <text:p text:style-name="P11"><text:tab/><text:tab/><text:tab/>o:</text:p>
      <text:p text:style-name="P11"><text:tab/><text:tab/><text:tab/><text:tab/>ExpresiónNiv1Rec<text:span text:style-name="T9">o</text:span>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3"><text:tab/>}</text:p>
      <text:p text:style-name="P12"><text:tab/>ExpresiónNiv1Rec</text:p>
      <text:p text:style-name="P12"><text:tab/><text:span text:style-name="T1">{</text:span></text:p>
      <text:p text:style-name="P13"><text:tab/>ExpresionNivlRec<text:span text:style-name="T8">o</text:span>.tipo = ExpresionNiv1Rec<text:span text:style-name="T8">1</text:span>.tipo</text:p>
      <text:p text:style-name="P11"><text:span text:style-name="T1"><text:tab/></text:span>ExpresiónNiv1Rec<text:span text:style-name="T9">o</text:span>.codP = ExpresiónNiv1Rec<text:span text:style-name="T9">1</text:span>.codP</text:p>
      <text:p text:style-name="P9"><text:tab/>ExpresiónNiv1Rec<text:span text:style-name="T8">o</text:span>.codJ = ExpresiónNiv1Rec<text:span text:style-name="T8">1</text:span>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1">{</text:span></text:p>
      <text:p text:style-name="P13"><text:tab/>ExpresionNiv3.tsh = ExpresionNiv2.tsh</text:p>
      <text:p text:style-name="P13"><text:tab/>ExpresionNiv2Rec.tsh = ExpresionNiv2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.tipoh = ExpresiónNiv3.tipo</text:p>
      <text:p text:style-name="P13"><text:tab/>ExpresiónNiv2Rec.codPh = ExpresiónNiv3.codP</text:p>
      <text:p text:style-name="P13"><text:tab/>ExpresiónNiv2Rec.codJh = ExpresiónNiv3.codJ</text:p>
      <text:p text:style-name="P13"><text:tab/>}</text:p>
      <text:p text:style-name="P12"><text:tab/>ExpresiónNiv2Rec</text:p>
      <text:p text:style-name="P12"><text:soft-page-break/><text:tab/><text:span text:style-name="T1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1">{</text:span></text:p>
      <text:p text:style-name="P9"><text:tab/>ExpresionNiv2Rec.tipo = ExpresionNiv2Rec.tipoh</text:p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ExpresiónNiv2Rec → </text:p>
      <text:p text:style-name="P12"><text:tab/>OpNiv2 </text:p>
      <text:p text:style-name="P12"><text:tab/><text:span text:style-name="T1">{</text:span></text:p>
      <text:p text:style-name="P13"><text:tab/>ExpresionNiv3.tsh = ExpresionNiv2Rec<text:span text:style-name="T8">o</text:span>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<text:span text:style-name="T5">1</text:span>.tsh = ExpresionNiv2Rec<text:span text:style-name="T8">o</text:span>.tsh</text:p>
      <text:p text:style-name="P13"><text:tab/>ExpresionNiv2Rec<text:span text:style-name="T5">1</text:span>.tipoh = </text:p>
      <text:p text:style-name="P13"><text:tab/><text:tab/>si (ExpresionNiv2Rec<text:span text:style-name="T8">o</text:span>.tipoh = error v ExpresionNiv3.tipo = error v</text:p>
      <text:p text:style-name="P13"><text:s text:c="33"/>ExpresionNiv2Rec<text:span text:style-name="T8">o</text:span>.tipoh = character v ExpresionNiv3.tipo = character v</text:p>
      <text:p text:style-name="P13"><text:tab/><text:tab/> <text:s text:c="3"/>(ExpresionNiv2Rec<text:span text:style-name="T8">o</text:span>.tipoh = boolean ᴧ ExpresionNiv3.tipo =/= boolean v</text:p>
      <text:p text:style-name="P13"><text:tab/><text:tab/> <text:s text:c="3"/>(ExpresionNiv2Rec<text:span text:style-name="T8">o</text:span>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<text:span text:style-name="T8">o</text:span>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<text:span text:style-name="T8">o</text:span>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<text:span text:style-name="T8">o</text:span>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<text:span text:style-name="T8">o</text:span>.tipoh=natural v ExpresionNiv2Rec<text:span text:style-name="T8">o</text:span>.tipoh=integer))<text:tab/></text:p>
      <text:p text:style-name="P13"><text:tab/><text:tab/><text:tab/><text:tab/> <text:s text:c="5"/>ExpresionNiv2Rec<text:span text:style-name="T8">o</text:span>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<text:span text:style-name="T8">o</text:span>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9"><text:tab/>ExpresiónNiv2Rec<text:span text:style-name="T8">1</text:span>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soft-page-break/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Divide:</text:p>
      <text:p text:style-name="P10"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Modulo:</text:p>
      <text:p text:style-name="P10"><text:tab/><text:tab/><text:tab/><text:tab/>ExpresiónNiv2Rec<text:span text:style-name="T9">o</text:span>.codPh || ExpresiónNiv3.codP || Mod</text:p>
      <text:p text:style-name="P10"><text:tab/><text:tab/><text:tab/>y:</text:p>
      <text:p text:style-name="P10"><text:tab/><text:tab/><text:tab/><text:tab/>ExpresiónNiv2Rec<text:span text:style-name="T9">o</text:span>.codPh || ExpresiónNiv3.codP || Y</text:p>
      <text:p text:style-name="P10"/>
      <text:p text:style-name="P10"><text:tab/>ExpresiónNiv2Rec<text:span text:style-name="T9">1</text:span>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mul</text:p>
      <text:p text:style-name="P10"><text:tab/><text:tab/><text:tab/>Divide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div</text:p>
      <text:p text:style-name="P10"><text:soft-page-break/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div</text:p>
      <text:p text:style-name="P10"><text:tab/><text:tab/><text:tab/>Modulo:</text:p>
      <text:p text:style-name="P10"><text:tab/><text:tab/><text:tab/><text:tab/>ExpresiónNiv2Rec<text:span text:style-name="T9">o</text:span>.codJh || ExpresiónNiv3.codJ || imod</text:p>
      <text:p text:style-name="P10"><text:tab/><text:tab/><text:tab/>y:</text:p>
      <text:p text:style-name="P10"><text:tab/><text:tab/><text:tab/><text:tab/>ExpresiónNiv2Rec<text:span text:style-name="T9">o</text:span>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9"><text:tab/><text:tab/><text:tab/><text:tab/>iconst_0</text:p>
      <text:p text:style-name="P13"><text:tab/>}</text:p>
      <text:p text:style-name="P12"><text:tab/>ExpresiónNiv2Rec</text:p>
      <text:p text:style-name="P13"><text:tab/>{</text:p>
      <text:p text:style-name="P13"><text:tab/>ExpresionNiv2Rec<text:span text:style-name="T8">o</text:span>.tipo = ExpresionNiv2Rec<text:span text:style-name="T5">1</text:span>.tipo</text:p>
      <text:p text:style-name="P10"><text:tab/>ExpresiónNiv2Rec<text:span text:style-name="T9">o</text:span>.codP = ExpresiónNiv2Rec<text:span text:style-name="T9">1</text:span>.codP</text:p>
      <text:p text:style-name="P9"><text:tab/>ExpresiónNiv2Rec<text:span text:style-name="T8">o</text:span>.codJ = ExpresiónNiv2Rec<text:span text:style-name="T8">1</text:span>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1">{</text:span></text:p>
      <text:p text:style-name="P9"><text:tab/>ExpresiónNiv4.tsh = ExpresiónNiv3.tsh</text:p>
      <text:p text:style-name="P9"><text:tab/>ExpresiónNiv3Fact.tsh = ExpresiónNiv3.tsh</text:p>
      <text:p text:style-name="P9"><text:tab/>}</text:p>
      <text:p text:style-name="P8"><text:tab/>ExpresiónNiv4 </text:p>
      <text:p text:style-name="P8"><text:tab/><text:span text:style-name="T1">{</text:span></text:p>
      <text:p text:style-name="P9"><text:tab/>ExpresionNiv3Fact.tipoh = ExpresiónNiv4.tipo</text:p>
      <text:p text:style-name="P9"><text:tab/>ExpresiónNiv3Fact.codPh = ExpresiónNiv4.codP</text:p>
      <text:p text:style-name="P9"><text:tab/>ExpresiónNiv3Fact.codJh = ExpresiónNiv4.codJ</text:p>
      <text:p text:style-name="P9"><text:tab/>}</text:p>
      <text:p text:style-name="P8"><text:tab/>ExpresiónNiv3Fact</text:p>
      <text:p text:style-name="P13"><text:tab/>{</text:p>
      <text:p text:style-name="P9"><text:tab/>ExpresionNiv3.tipo = ExpresionNiv3Fact.tipo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1">}</text:span></text:p>
      <text:p text:style-name="P8">ExpresiónNiv3Fact → λ</text:p>
      <text:p text:style-name="P8"><text:tab/><text:span text:style-name="T1">{</text:span></text:p>
      <text:p text:style-name="P8"><text:tab/><text:span text:style-name="T1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1">{</text:span></text:p>
      <text:p text:style-name="P9"><text:tab/>ExpresiónNiv3.tsh = ExpresiónNiv3Fact.tsh</text:p>
      <text:p text:style-name="P9"><text:tab/>}</text:p>
      <text:p text:style-name="P8"><text:tab/>ExpresiónNiv3</text:p>
      <text:p text:style-name="P8"><text:tab/><text:span text:style-name="T1">{</text:span>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oft-page-break/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/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/>
      <text:p text:style-name="P12">ExpresiónNiv4 → </text:p>
      <text:p text:style-name="P12"><text:tab/>OpNiv4 </text:p>
      <text:p text:style-name="P13"><text:tab/>{ExpresionNiv4<text:span text:style-name="T6">1</text:span>.tsh = ExpresionNiv4<text:span text:style-name="T6">o</text:span>.tsh}</text:p>
      <text:p text:style-name="P12"><text:tab/>ExpresiónNiv4</text:p>
      <text:p text:style-name="P12"><text:tab/><text:span text:style-name="T1">{</text:span></text:p>
      <text:p text:style-name="P12"><text:tab/><text:span text:style-name="T1">ExpresionNiv4</text:span><text:span text:style-name="T7">o</text:span><text:span text:style-name="T1">.tipo = </text:span></text:p>
      <text:p text:style-name="P13"><text:tab/><text:tab/>si (ExpresionNiv4<text:span text:style-name="T6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6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6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6">1</text:span>.tipo=integer v ExpresionNiv4<text:span text:style-name="T6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<text:span text:style-name="T7">o</text:span>.codP = </text:p>
      <text:p text:style-name="P10"><text:soft-page-break/><text:tab/><text:tab/>case (OpNiv4.op)</text:p>
      <text:p text:style-name="P10"><text:tab/><text:tab/><text:tab/>no:</text:p>
      <text:p text:style-name="P10"><text:tab/><text:tab/><text:tab/><text:tab/>ExpresiónNiv4<text:span text:style-name="T7">1</text:span>.codP || no</text:p>
      <text:p text:style-name="P10"><text:tab/><text:tab/><text:tab/>negativo:</text:p>
      <text:p text:style-name="P10"><text:tab/><text:tab/><text:tab/><text:tab/>ExpresiónNiv4<text:span text:style-name="T7">1</text:span>.codP || negativo</text:p>
      <text:p text:style-name="P10"><text:tab/><text:tab/><text:tab/>cast-float:</text:p>
      <text:p text:style-name="P10"><text:tab/><text:tab/><text:tab/><text:tab/>ExpresiónNiv4<text:span text:style-name="T7">1</text:span>.codP || CastFloat</text:p>
      <text:p text:style-name="P10"><text:tab/><text:tab/><text:tab/>cast-int:</text:p>
      <text:p text:style-name="P10"><text:tab/><text:tab/><text:tab/><text:tab/>ExpresiónNiv4<text:span text:style-name="T7">1</text:span>.codP || CastInt</text:p>
      <text:p text:style-name="P10"><text:tab/><text:tab/><text:tab/>cast-nat:</text:p>
      <text:p text:style-name="P10"><text:tab/><text:tab/><text:tab/><text:tab/>ExpresiónNiv4<text:span text:style-name="T7">1.</text:span>codP || CastNat</text:p>
      <text:p text:style-name="P10"><text:tab/><text:tab/><text:tab/>cast-char:</text:p>
      <text:p text:style-name="P10"><text:tab/><text:tab/><text:tab/><text:tab/>ExpresiónNiv4<text:span text:style-name="T7">1</text:span>.codP || CastChar</text:p>
      <text:p text:style-name="P10"><text:tab/></text:p>
      <text:p text:style-name="P10"><text:tab/>ExpresiónNiv4<text:span text:style-name="T7">o</text:span>.codJ = </text:p>
      <text:p text:style-name="P10"><text:tab/><text:tab/>case (OpNiv4.op)</text:p>
      <text:p text:style-name="P10"><text:tab/><text:tab/><text:tab/>no:</text:p>
      <text:p text:style-name="P10"><text:tab/><text:tab/><text:tab/><text:tab/>ExpresiónNiv4<text:span text:style-name="T7">1</text:span>.codJ ||</text:p>
      <text:p text:style-name="P10"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<text:span text:style-name="T7">1</text:span>.tipo)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neg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neg</text:p>
      <text:p text:style-name="P10"><text:tab/><text:tab/><text:tab/>cast-flo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2f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</text:p>
      <text:p text:style-name="P10"><text:tab/><text:tab/><text:tab/>cast-in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n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char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soft-page-break/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1">{</text:span>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tab/><text:tab/><text:tab/>float</text:p>
      <text:p text:style-name="P13"><text:tab/><text:tab/>sino si (Expresion.tipo = natural v Expresion.tipo = integer)</text:p>
      <text:p text:style-name="P13"><text:tab/><text:tab/><text:tab/>natural</text:p>
      <text:p text:style-name="P13"><text:tab/><text:tab/>sino error</text:p>
      <text:p text:style-name="P13"><text:tab/>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1">{</text:span><text:span text:style-name="T4">Expresion.tsh = ExpresionNiv4.tsh</text:span><text:span text:style-name="T1">}</text:span></text:p>
      <text:p text:style-name="P12"><text:tab/>( Expresión )</text:p>
      <text:p text:style-name="P12"><text:tab/><text:span text:style-name="T1">{</text:span></text:p>
      <text:p text:style-name="P13"><text:tab/>ExpresionNiv4.tipo = Expresion.tipo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1">{Literal.tsh = ExpresiónNiv4.tsh}</text:span></text:p>
      <text:p text:style-name="P12"><text:tab/>Literal</text:p>
      <text:p text:style-name="P12"><text:tab/><text:span text:style-name="T1">{</text:span></text:p>
      <text:p text:style-name="P12"><text:span text:style-name="T2"><text:tab/></text:span><text:span text:style-name="T4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1">{</text:span></text:p>
      <text:p text:style-name="P12"><text:tab/><text:span text:style-name="T1">Literal.tipo = Literal.tsh[id.lex].tipo</text:span></text:p>
      <text:p text:style-name="P10"><text:soft-page-break/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tab/><text:span text:style-name="T1">{</text:span></text:p>
      <text:p text:style-name="P12"><text:tab/><text:span text:style-name="T1">Literal.tipo = natural</text:span></text:p>
      <text:p text:style-name="P10"><text:tab/>Literal.codP = apila getValor(litNat.lex)</text:p>
      <text:p text:style-name="P9"><text:tab/>Literal.codJ = iconst getValor(litNat.lex))</text:p>
      <text:p text:style-name="P9"><text:tab/>}</text:p>
      <text:p text:style-name="P12">Literal → litFlo</text:p>
      <text:p text:style-name="P12"><text:tab/><text:span text:style-name="T1">{</text:span></text:p>
      <text:p text:style-name="P12"><text:tab/><text:span text:style-name="T1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True</text:p>
      <text:p text:style-name="P12"><text:tab/><text:span text:style-name="T1">{</text:span></text:p>
      <text:p text:style-name="P13"><text:tab/>Literal.tipo = boolean<text:tab/></text:p>
      <text:p text:style-name="P10"><text:tab/>Literal.codP = apila true</text:p>
      <text:p text:style-name="P9"><text:tab/>Literal.codJ = iconst 1</text:p>
      <text:p text:style-name="P9"><text:tab/>}</text:p>
      <text:p text:style-name="P12">Literal → litFalse</text:p>
      <text:p text:style-name="P12"><text:tab/><text:span text:style-name="T1">{</text:span></text:p>
      <text:p text:style-name="P13"><text:tab/>Literal.tipo = boolean<text:tab/></text:p>
      <text:p text:style-name="P10"><text:tab/>Literal.codP = apila false</text:p>
      <text:p text:style-name="P9"><text:tab/>Literal.codJ = iconst 0</text:p>
      <text:p text:style-name="P9"><text:tab/>}</text:p>
      <text:p text:style-name="P12">Literal → litCha</text:p>
      <text:p text:style-name="P8"><text:tab/><text:span text:style-name="T1">{</text:span></text:p>
      <text:p text:style-name="P9"><text:tab/>Literal.tipo = character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1">{OpNiv0.op = menor}</text:span></text:p>
      <text:p text:style-name="P12">OpNiv0 → &gt;<text:tab/></text:p>
      <text:p text:style-name="P12"><text:tab/><text:span text:style-name="T1">{OpNiv0.op = mayor}</text:span></text:p>
      <text:p text:style-name="P12">OpNiv0 → &lt;=</text:p>
      <text:p text:style-name="P12"><text:tab/><text:span text:style-name="T1">{OpNiv0.op = menor-ig}</text:span></text:p>
      <text:p text:style-name="P12">OpNiv0 → &gt;=</text:p>
      <text:p text:style-name="P12"><text:tab/><text:span text:style-name="T1">{OpNiv0.op = mayor-ig}</text:span></text:p>
      <text:p text:style-name="P12">OpNiv0 → =</text:p>
      <text:p text:style-name="P12"><text:tab/><text:span text:style-name="T1">{OpNiv0.op = igual}</text:span></text:p>
      <text:p text:style-name="P12">OpNiv0 → =/=</text:p>
      <text:p text:style-name="P12"><text:tab/><text:span text:style-name="T1">{OpNiv0.op = no-igual}</text:span></text:p>
      <text:p text:style-name="P12">OpNiv1 → +</text:p>
      <text:p text:style-name="P12"><text:tab/><text:span text:style-name="T1">{OpNiv1.op = suma}</text:span></text:p>
      <text:p text:style-name="P12"><text:soft-page-break/>OpNiv1 → -</text:p>
      <text:p text:style-name="P12"><text:tab/><text:span text:style-name="T1">{OpNiv1.op = resta}</text:span></text:p>
      <text:p text:style-name="P12">OpNiv1 → or</text:p>
      <text:p text:style-name="P12"><text:tab/><text:span text:style-name="T1">{OpNiv1.op = o}</text:span></text:p>
      <text:p text:style-name="P12">OpNiv2 → *</text:p>
      <text:p text:style-name="P12"><text:tab/><text:span text:style-name="T1">{OpNiv2.op = multiplica}</text:span></text:p>
      <text:p text:style-name="P12">OpNiv2 → /</text:p>
      <text:p text:style-name="P12"><text:tab/><text:span text:style-name="T1">{OpNiv2.op = divide}</text:span></text:p>
      <text:p text:style-name="P12">OpNiv2 → %</text:p>
      <text:p text:style-name="P12"><text:tab/><text:span text:style-name="T1">{OpNiv2.op = modulo}</text:span></text:p>
      <text:p text:style-name="P12">OpNiv2 → and</text:p>
      <text:p text:style-name="P12"><text:tab/><text:span text:style-name="T1">{OpNiv2.op = y}</text:span></text:p>
      <text:p text:style-name="P7">OpNiv3 → &gt;&gt;</text:p>
      <text:p text:style-name="P7"><text:tab/><text:span text:style-name="T1">{OpNiv3.op = shl}</text:span></text:p>
      <text:p text:style-name="P7">OpNiv3 → &lt;&lt;</text:p>
      <text:p text:style-name="P7"><text:tab/><text:span text:style-name="T1">{OpNiv3.op = shr}</text:span></text:p>
      <text:p text:style-name="P7">OpNiv4 → not</text:p>
      <text:p text:style-name="P7"><text:tab/><text:span text:style-name="T1">{OpNiv4.op = no}</text:span></text:p>
      <text:p text:style-name="P7">OpNiv4 → -</text:p>
      <text:p text:style-name="P7"><text:tab/><text:span text:style-name="T1">{OpNiv4.op = menos}</text:span></text:p>
      <text:p text:style-name="P7">OpNiv4 → (float)</text:p>
      <text:p text:style-name="P7"><text:tab/><text:span text:style-name="T1">{OpNiv4.op = cast-float}</text:span></text:p>
      <text:p text:style-name="P7">OpNiv4 → (int)</text:p>
      <text:p text:style-name="P7"><text:tab/><text:span text:style-name="T1">{OpNiv4.op = cast-int}</text:span></text:p>
      <text:p text:style-name="P7">OpNiv4 → (nat)</text:p>
      <text:p text:style-name="P7"><text:tab/><text:span text:style-name="T1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22T15:55:52</dc:date>
    <meta:editing-duration>PT09H35M37S</meta:editing-duration>
    <meta:editing-cycles>24</meta:editing-cycles>
    <meta:generator>OpenOffice.org/3.1$Linux OpenOffice.org_project/310m21$Build-9319</meta:generator>
    <dc:creator>Hector </dc:creator>
    <meta:document-statistic meta:table-count="0" meta:image-count="0" meta:object-count="0" meta:page-count="21" meta:paragraph-count="1103" meta:word-count="2993" meta:character-count="30548"/>
  </office:meta>
</office:document-meta>
</file>